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4.7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Программирование в </text:span><text:span text:style-name="T3">алгоритмической модели Маркова <text:s text:c="36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ставлять алгоритмы Маркова <text:s text:c="38"/></text:span><text:span text:style-name="T3"><text:s text:c="42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 text:c="4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1"/></text:span><text:span text:style-name="T3"><text:s text:c="10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1">_______________________________________________________________</text:span><text:span text:style-name="T1">________________________________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18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1"><text:s/></text:span><text:span text:style-name="T3"><text:s text:c="2"/></text:span><text:span text:style-name="T3">Входное слово представляет собой два двоичных числа </text:span><text:span text:style-name="T3">без знака, <text:s text:c="19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8"/></text:span><text:span text:style-name="T3"><text:s/></text:span><text:span text:style-name="T3">разделённые знаком «|». Составить алгоритм </text:span><text:span text:style-name="T3">вычисления поразрядной дизъюнкции исходных чисел. <text:s text:c="3"/></text:span><text:span text:style-name="T3"><text:s text:c="15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91"/></text:span><text:span text:style-name="T3"><text:s text:c="98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70"/></text:span><text:span text:style-name="T3"><text:s text:c="78"/></text:span><text:span text:style-name="T3"><text:s text:c="41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1">_________________________________________________</text:span><text:span text:style-name="T1">______________________________________________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</text:span><text:span text:style-name="T1">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</text:span><text:span text:style-name="T1">имя узла сети __________________ с <text:s text:c="2"/>ОП </text:span><text:span text:style-name="T1">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</text:span><text:span text:style-name="T1"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</text:span><text:span text:style-name="T1">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</text:span><text:span text:style-name="T5">ПЭВМ студента, </text:span><text:span text:style-name="T5">если </text:span><text:span text:style-name="T5">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7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</text:span><text:span text:style-name="T11">Вычисли</text:span><text:span text:style-name="T11">тельные </text:span><text:span text:style-name="T11">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</text:span><text:span text:style-name="T1">т</text:span><text:span text:style-name="T1">у</text:span><text:span text:style-name="T1">д</text:span><text:span text:style-name="T1">е</text:span><text:span text:style-name="T1">н</text:span><text:span text:style-name="T1">т</text:span><text:span text:style-name="T1"> </text:span><text:span text:style-name="T1">г</text:span><text:span text:style-name="T1">р</text:span><text:span text:style-name="T1">у</text:span><text:span text:style-name="T1">п</text:span><text:span text:style-name="T1">п</text:span><text:span text:style-name="T1">ы</text:span><text:span text:style-name="T1"> <text:s/></text:span><text:span text:style-name="T3">М</text:span><text:span text:style-name="T3">8</text:span><text:span text:style-name="T3">О</text:span><text:span text:style-name="T3">-</text:span><text:span text:style-name="T3">1</text:span><text:span text:style-name="T3">0</text:span><text:span text:style-name="T3">6</text:span><text:span text:style-name="T3">Б</text:span><text:span text:style-name="T3">-</text:span><text:span text:style-name="T3">2</text:span><text:span text:style-name="T3">1</text:span><text:span text:style-name="T12"> </text:span><text:span text:style-name="T3">М</text:span><text:span text:style-name="T3">е</text:span><text:span text:style-name="T3">з</text:span><text:span text:style-name="T3">е</text:span><text:span text:style-name="T3">н</text:span><text:span text:style-name="T3">и</text:span><text:span text:style-name="T3">н</text:span><text:span text:style-name="T3"> </text:span><text:span text:style-name="T3">О</text:span><text:span text:style-name="T3">л</text:span><text:span text:style-name="T3">е</text:span><text:span text:style-name="T3">г</text:span><text:span text:style-name="T3"> </text:span><text:span text:style-name="T3">А</text:span><text:span text:style-name="T3">л</text:span><text:span text:style-name="T3">е</text:span><text:span text:style-name="T3">к</text:span><text:span text:style-name="T3">с</text:span><text:span text:style-name="T3">а</text:span><text:span text:style-name="T3">н</text:span><text:span text:style-name="T3">д</text:span><text:span text:style-name="T3">р</text:span><text:span text:style-name="T3">о</text:span><text:span text:style-name="T3">в</text:span><text:span text:style-name="T3">и</text:span><text:span text:style-name="T3">ч</text:span><text:span text:style-name="T1">, </text:span><text:span text:style-name="T1"><text:s/></text:span><text:span text:style-name="T1">№</text:span><text:span text:style-name="T1"> </text:span><text:span text:style-name="T1">п</text:span><text:span text:style-name="T1">о</text:span><text:span text:style-name="T1"> </text:span><text:span text:style-name="T1">с</text:span><text:span text:style-name="T1">п</text:span><text:span text:style-name="T1">и</text:span><text:span text:style-name="T1">с</text:span><text:span text:style-name="T1">к</text:span><text:span text:style-name="T1">у</text:span><text:span text:style-name="T1"> <text:s/></text:span><text:span text:style-name="T3">1</text:span><text:span text:style-name="T3">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<text:s text:c="3"/>» </text:span><text:span text:style-name="T3">окт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) Придумать алгоритм для решения задачи</text:span></text:p>
            <text:p><text:span text:style-name="T15">2) Декомпозировать задачу на три подзадачи:</text:span></text:p>
            <text:p><text:span text:style-name="T15"><text:s text:c="4"/></text:span><text:span text:style-name="T15">- реализовать алгоритм перемещения цифры;</text:span></text:p>
            <text:p><text:span text:style-name="T15"><text:s text:c="4"/></text:span><text:span text:style-name="T15">- реализовать алгоритм дизъюнкции одноразрядных чисел;</text:span></text:p>
            <text:p><text:span text:style-name="T15"><text:s text:c="4"/></text:span><text:span text:style-name="T15">- реализовать алгоритм удаления ведущих нулей;</text:span></text:p>
            <text:p><text:span text:style-name="T15">3) Проверить работу программы на следующих тестах:</text:span></text:p>
            <text:p><text:span text:style-name="T15"><text:s text:c="4"/></text:span><text:span text:style-name="T15">- Тест: 0|0. Ответ: 0</text:span></text:p>
            <text:p><text:span text:style-name="T15"><text:s text:c="4"/></text:span><text:span text:style-name="T15">- Тест: 0|1. Ответ: 1</text:span></text:p>
            <text:p><text:span text:style-name="T15"><text:s text:c="4"/></text:span><text:span text:style-name="T15">- Тест: 01|001. Ответ: <text:s/>1</text:span></text:p>
            <text:p><text:span text:style-name="T15"><text:s text:c="4"/></text:span><text:span text:style-name="T15">- Тест: 1|1. Ответ: 1</text:span></text:p>
            <text:p><text:span text:style-name="T15"><text:s text:c="4"/></text:span><text:span text:style-name="T15">- Тест: 110|1. Ответ: 111</text:span></text:p>
            <text:p><text:span text:style-name="T15"><text:s text:c="4"/></text:span><text:span text:style-name="T15">- Тест: 1100|101001. Ответ: 101101</text:span></text:p>
          </draw:text-box>
        </draw:frame>
        <draw:frame draw:style-name="gr51" draw:text-style-name="P9" draw:layer="layout" svg:width="17.6cm" svg:height="4.7cm" svg:x="1.7cm" svg:y="2.4cm">
          <draw:text-box>
            <text:p><text:span text:style-name="T15">1) Ввести два двоичных числа, разделённых знаком «|».</text:span></text:p>
            <text:p><text:span text:style-name="T15">2) Брать первую цифру первого числа справа, заменять её на «*» и «перемещать» с помощью знака «&gt;» направо до пустого символа или до знака «*».</text:span></text:p>
            <text:p><text:span text:style-name="T15">3) Вычислить дизъюнкцию перемещаемого числа и числа, стоящего слева от знака «&gt;». Поставить «*» слева от результата операции. Если слева от знака «&gt;» стоит не число, то результат дизъюнкции — первое число.</text:span></text:p>
            <text:p><text:span text:style-name="T15">4) Повторять пункты 2-3, пока слева от знака «|» не останется одна лишь звёздочка («*»).</text:span></text:p>
            <text:p><text:span text:style-name="T15">5) Стереть ведущие нули, после чего удалить знаки «*» и «|».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_________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8" draw:text-style-name="P3" draw:layer="layout" svg:width="19.2cm" svg:height="5.641cm" svg:x="1.229cm" svg:y="19.704cm">
          <draw:text-box>
            <text:p text:style-name="P1"><text:span text:style-name="T18"><text:s/></text:span><text:span text:style-name="T18">Я понял принцип работы алгоритмов Маркова и с их помощью научился составлять программы для <text:s/></text:span></text:p>
            <text:p text:style-name="P1"><text:span text:style-name="T18">для решения арифметических задач. Алгоритмы Маркова по сравнению с машинами Тьюринга <text:s text:c="10"/></text:span></text:p>
            <text:p text:style-name="P1"><text:span text:style-name="T18">кажутся проще в освоении и написании алгоритмов. <text:s text:c="87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><text:s text:c="175"/></text:span></text:p>
            <text:p text:style-name="P1"><text:span text:style-name="T18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6T11:00:04.647264518</dc:date>
    <meta:editing-duration>PT2H22M31S</meta:editing-duration>
    <meta:editing-cycles>32</meta:editing-cycles>
    <meta:generator>LibreOffice/6.4.7.2$Linux_X86_64 LibreOffice_project/40$Build-2</meta:generator>
    <meta:document-statistic meta:object-count="116"/>
  </office:meta>
</office:document-meta>
</file>